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bde" officeooo:paragraph-rsid="000e0bde"/>
    </style:style>
    <style:style style:name="P2" style:family="paragraph" style:parent-style-name="Standard">
      <style:text-properties officeooo:rsid="000ed697" officeooo:paragraph-rsid="000ed697"/>
    </style:style>
    <style:style style:name="P3" style:family="paragraph" style:parent-style-name="Standard">
      <style:text-properties officeooo:rsid="000f7c82" officeooo:paragraph-rsid="000f7c82"/>
    </style:style>
    <style:style style:name="P4" style:family="paragraph" style:parent-style-name="Standard">
      <style:text-properties officeooo:rsid="0013f1f8" officeooo:paragraph-rsid="0013f1f8"/>
    </style:style>
    <style:style style:name="P5" style:family="paragraph" style:parent-style-name="Standard">
      <style:text-properties officeooo:rsid="0014dd7b" officeooo:paragraph-rsid="0014dd7b"/>
    </style:style>
    <style:style style:name="P6" style:family="paragraph" style:parent-style-name="Standard">
      <style:text-properties officeooo:rsid="00156810" officeooo:paragraph-rsid="00156810"/>
    </style:style>
    <style:style style:name="P7" style:family="paragraph" style:parent-style-name="Standard">
      <style:text-properties style:text-underline-style="solid" style:text-underline-width="auto" style:text-underline-color="font-color" fo:font-weight="bold" officeooo:rsid="00156810" officeooo:paragraph-rsid="0015681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f7c82" officeooo:paragraph-rsid="0015681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3f1f8" officeooo:paragraph-rsid="00165eaa"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7f0c8" officeooo:paragraph-rsid="0017f0c8" style:font-weight-asian="bold" style:font-weight-complex="bold"/>
    </style:style>
    <style:style style:name="P11" style:family="paragraph" style:parent-style-name="Standard">
      <style:text-properties fo:font-style="normal" style:text-underline-style="solid" style:text-underline-width="auto" style:text-underline-color="font-color" fo:font-weight="bold" officeooo:rsid="0014dd7b" officeooo:paragraph-rsid="0014dd7b" style:font-style-asian="normal" style:font-weight-asian="bold" style:font-style-complex="normal" style:font-weight-complex="bold"/>
    </style:style>
    <style:style style:name="P12" style:family="paragraph" style:parent-style-name="Standard">
      <style:text-properties officeooo:rsid="00196621" officeooo:paragraph-rsid="00196621"/>
    </style:style>
    <style:style style:name="P13" style:family="paragraph" style:parent-style-name="Standard">
      <style:text-properties fo:font-weight="bold" officeooo:rsid="0013f1f8" officeooo:paragraph-rsid="0013f1f8" style:font-weight-asian="bold" style:font-weight-complex="bold"/>
    </style:style>
    <style:style style:name="P14" style:family="paragraph" style:parent-style-name="Standard">
      <style:text-properties fo:font-weight="bold" officeooo:rsid="00156810" officeooo:paragraph-rsid="00156810" style:font-weight-asian="bold" style:font-weight-complex="bold"/>
    </style:style>
    <style:style style:name="P15" style:family="paragraph" style:parent-style-name="Standard">
      <style:text-properties officeooo:rsid="0020dcfb" officeooo:paragraph-rsid="0020dcfb"/>
    </style:style>
    <style:style style:name="P16" style:family="paragraph" style:parent-style-name="Standard">
      <style:text-properties officeooo:rsid="000ed697" officeooo:paragraph-rsid="000ed697"/>
    </style:style>
    <style:style style:name="P17" style:family="paragraph" style:parent-style-name="Standard">
      <style:text-properties officeooo:rsid="000ed697" officeooo:paragraph-rsid="00228f15"/>
    </style:style>
    <style:style style:name="T1" style:family="text">
      <style:text-properties officeooo:rsid="001153a8"/>
    </style:style>
    <style:style style:name="T2" style:family="text">
      <style:text-properties officeooo:rsid="00196621"/>
    </style:style>
    <style:style style:name="T3" style:family="text">
      <style:text-properties officeooo:rsid="001cfc0e"/>
    </style:style>
    <style:style style:name="T4" style:family="text">
      <style:text-properties officeooo:rsid="0021ef2e"/>
    </style:style>
    <style:style style:name="T5" style:family="text">
      <style:text-properties officeooo:rsid="00249138"/>
    </style:style>
    <style:style style:name="T6" style:family="text">
      <style:text-properties officeooo:rsid="0025ddec"/>
    </style:style>
    <style:style style:name="T7" style:family="text">
      <style:text-properties officeooo:rsid="0026186a"/>
    </style:style>
    <style:style style:name="T8" style:family="text">
      <style:text-properties officeooo:rsid="0027493c"/>
    </style:style>
    <style:style style:name="T9" style:family="text">
      <style:text-properties officeooo:rsid="002a2300"/>
    </style:style>
    <style:style style:name="T10" style:family="text">
      <style:text-properties officeooo:rsid="002b530f"/>
    </style:style>
    <style:style style:name="T11" style:family="text">
      <style:text-properties officeooo:rsid="002ccd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ndroid App <text:span text:style-name="T4">R</text:span>eadme</text:p>
      <text:p text:style-name="P6"/>
      <text:p text:style-name="P10">Summary</text:p>
      <text:p text:style-name="P1"/>
      <text:p text:style-name="P1">For developing the Android <text:span text:style-name="T2">A</text:span>pp, I took advantage of the Android Native Development Kit(NDK)</text:p>
      <text:p text:style-name="P1"/>
      <text:p text:style-name="P2">This android app will open up a C socket on your phone and talk to the server software. The app will transmit decibel strength to the server and with those decibel values the server will respond by playing audio only on a specific speaker. </text:p>
      <text:p text:style-name="P2"/>
      <text:p text:style-name="P17">Note: This app is NOT pulling decibel values from its own wireless interface card. This app is generating random values to send to the server. This app is only to show you how an app can <text:span text:style-name="T6">potentially</text:span> function. For the functional tracking client you must use the client.c file and run it on a computer with a wireless interface card.</text:p>
      <text:p text:style-name="P2"/>
      <text:p text:style-name="P2">The server and android app(like the desktop client.c) will need to be located on the same local area network</text:p>
      <text:p text:style-name="P2"/>
      <text:p text:style-name="P8">native-lib.cpp</text:p>
      <text:p text:style-name="P2"/>
      <text:p text:style-name="P3">I have included the transmitSignal function that does the socket handling same as stated in the client.c readme. <text:span text:style-name="T1">The server ip and socket values can be changed here.</text:span></text:p>
      <text:p text:style-name="P3"/>
      <text:p text:style-name="P3">The transmitSignal contains a function call getSignal. This function will randomly generate a numerical value and return it back. <text:span text:style-name="T8">(</text:span>If we were to make this app <text:span text:style-name="T10">functional like client.c , most of the changes in the code would go here</text:span>.<text:span text:style-name="T8">)</text:span></text:p>
      <text:p text:style-name="P3"/>
      <text:p text:style-name="P9">Android Manifest.xml</text:p>
      <text:p text:style-name="P3"/>
      <text:p text:style-name="P4">In the Android Manifest.xml I had to add two permission for the android ndk to be able to use sockets to communicate with the server</text:p>
      <text:p text:style-name="P4"/>
      <text:p text:style-name="P13"><text:s/>&lt;uses-permission android:name="android.permission.INTERNET"&gt;&lt;/uses-permission&gt;</text:p>
      <text:p text:style-name="P13"><text:s text:c="4"/>&lt;uses-permission android:name="android.permission.ACCESS_NETWORK_STATE"&gt;&lt;/uses-permission&gt;</text:p>
      <text:p text:style-name="P4"/>
      <text:p text:style-name="P15">Note: The above lines are very important as without it you cannot use sockets the way I have. This took me a while to figure out and had to <text:span text:style-name="T4">G</text:span>oogle it. I cannot remember the exact site where I found the lines above for permission.</text:p>
      <text:p text:style-name="P4"/>
      <text:p text:style-name="P7">MainActivity.java </text:p>
      <text:p text:style-name="P6"/>
      <text:p text:style-name="P6">This file contains the function call stringFromJNI which <text:span text:style-name="T3">is used to call the functions coded in the native language.</text:span></text:p>
      <text:p text:style-name="P4"/>
      <text:p text:style-name="P11">To run on Android Device</text:p>
      <text:p text:style-name="P5"/>
      <text:p text:style-name="P5">Open the project files in Android Studio</text:p>
      <text:p text:style-name="P5"/>
      <text:p text:style-name="P12"><text:soft-page-break/>Connect your phone with Android Debugging Enabled</text:p>
      <text:p text:style-name="P5"/>
      <text:p text:style-name="P5">Connect your phone with adb(developer options) and run the code<text:span text:style-name="T2">(play icon)</text:span> on Android Studio and it will install the app directly to your phone.</text:p>
      <text:p text:style-name="P5"/>
      <text:p text:style-name="P5">Th<text:span text:style-name="T4">e</text:span> app itself has no GUI to it. If you want to transmit deci<text:span text:style-name="T11">bel(randomly generated)</text:span> values, you just keep the app running in the background. <text:span text:style-name="T2">This app is more of a service than an actual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1:59:29.272324253</meta:creation-date>
    <meta:generator>LibreOffice/5.1.6.2$Linux_X86_64 LibreOffice_project/10m0$Build-2</meta:generator>
    <dc:date>2017-05-01T21:18:07.080370029</dc:date>
    <meta:editing-duration>PT1H13M5S</meta:editing-duration>
    <meta:editing-cycles>23</meta:editing-cycles>
    <meta:document-statistic meta:table-count="0" meta:image-count="0" meta:object-count="0" meta:page-count="2" meta:paragraph-count="21" meta:word-count="385" meta:character-count="2353" meta:non-whitespace-character-count="1982"/>
  </office:meta>
</office:document-meta>
</file>